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3F000002D76E250614.png" manifest:media-type="image/png"/>
  <manifest:file-entry manifest:full-path="Pictures/100000000000033D000002D933CBDF2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49cm" fo:min-width="5.347cm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99cm" svg:height="12.836cm" svg:x="5.4cm" svg:y="1.155cm">
          <draw:image xlink:href="Pictures/100000000000033D000002D933CBDF29.png" xlink:type="simple" xlink:show="embed" xlink:actuate="onLoad">
            <text:p/>
          </draw:image>
        </draw:frame>
        <draw:frame draw:style-name="gr1" draw:text-style-name="P1" draw:layer="layout" svg:width="14.599cm" svg:height="12.771cm" svg:x="5.4cm" svg:y="14.024cm">
          <draw:image xlink:href="Pictures/100000000000033F000002D76E250614.png" xlink:type="simple" xlink:show="embed" xlink:actuate="onLoad">
            <text:p/>
          </draw:image>
        </draw:frame>
        <draw:custom-shape draw:style-name="gr2" draw:text-style-name="P1" draw:layer="layout" svg:width="6.147cm" svg:height="5.199cm" draw:transform="rotate (1.79437300397537) translate (2.726cm 18.117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09:47.115000000</meta:creation-date>
    <dc:date>2015-03-12T20:12:04.267000000</dc:date>
    <meta:editing-duration>PT2M17S</meta:editing-duration>
    <meta:editing-cycles>1</meta:editing-cycles>
    <meta:document-statistic meta:object-count="3"/>
    <meta:generator>LibreOffice/4.3.2.2$Windows_x86 LibreOffice_project/edfb5295ba211bd31ad47d0bad0118690f76407d</meta:generator>
  </office:meta>
</office:document-meta>
</file>